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5.112cm"/>
    </style:style>
    <style:style style:name="co4" style:family="table-column">
      <style:table-column-properties fo:break-before="auto" style:column-width="17.145cm"/>
    </style:style>
    <style:style style:name="co5" style:family="table-column">
      <style:table-column-properties fo:break-before="auto" style:column-width="17.0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table:style-name="ce4" office:value-type="string">
            <text:p>Wynik meczu</text:p>
          </table:table-cell>
          <table:table-cell table:style-name="ce4"/>
          <table:table-cell/>
        </table:table-row>
        <table:table-row table:style-name="ro1">
          <table:covered-table-cell/>
          <table:table-cell table:style-name="ce4" office:value-type="string">
            <text:p>Najwiekszy plus</text:p>
          </table:table-cell>
          <table:table-cell table:style-name="ce4"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Ploty</text:p>
          </table:table-cell>
          <table:table-cell table:style-name="ce4"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Czekolada</text:p>
          </table:table-cell>
          <table:table-cell table:style-name="ce4"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Roznorodnosc</text:p>
          </table:table-cell>
          <table:table-cell table:style-name="ce4"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Notowania akcji</text:p>
          </table:table-cell>
          <table:table-cell table:style-name="ce4"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Spacery po drzewie binarnym</text:p>
          </table:table-cell>
          <table:table-cell table:style-name="ce4"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table:style-name="ce4" office:value-type="string">
            <text:p>Usuwanka</text:p>
          </table:table-cell>
          <table:table-cell table:style-name="ce4"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Ciag rosnacy</text:p>
          </table:table-cell>
          <table:table-cell table:style-name="ce4"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Scrabble</text:p>
          </table:table-cell>
          <table:table-cell table:style-name="ce4"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Drabina z nici</text:p>
          </table:table-cell>
          <table:table-cell table:style-name="ce4"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5" office:value-type="string">
            <text:p>Liczby silne</text:p>
          </table:table-cell>
          <table:table-cell table:style-name="ce5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Pudelko antytrojkatowe</text:p>
          </table:table-cell>
          <table:table-cell table:style-name="ce5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Rysowanie trojkatow</text:p>
          </table:table-cell>
          <table:table-cell table:style-name="ce5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Stabilny ciag</text:p>
          </table:table-cell>
          <table:table-cell table:style-name="ce5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5">
            <text:p>first order</text:p>
          </table:table-cell>
          <table:table-cell office:value-type="string">
            <text:p>Hanoi nawiasowania</text:p>
          </table:table-cell>
          <table:table-cell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Zbior klockow</text:p>
          </table:table-cell>
          <table:table-cell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Antypalindrom</text:p>
          </table:table-cell>
          <table:table-cell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Bity</text:p>
          </table:table-cell>
          <table:table-cell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Sklej++</text:p>
          </table:table-cell>
          <table:table-cell office:value-type="string">
            <text:p>see solution (hard problem)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Ciezarowki</text:p>
          </table:table-cell>
          <table:table-cell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Ciezarowki II</text:p>
          </table:table-cell>
          <table:table-cell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Zaginiona litera</text:p>
          </table:table-cell>
          <table:table-cell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Ustawienie gonca</text:p>
          </table:table-cell>
          <table:table-cell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Boty</text:p>
          </table:table-cell>
          <table:table-cell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Piramida liczbowa</text:p>
          </table:table-cell>
          <table:table-cell office:value-type="string">
            <text:p>solve problem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office:value-type="string">
            <text:p>Liczby</text:p>
          </table:table-cell>
          <table:table-cell office:value-type="string">
            <text:p>solve problem</text:p>
          </table:table-cell>
          <table:table-cell/>
        </table:table-row>
        <table:table-row table:style-name="ro1">
          <table:covered-table-cell table:style-name="ce3"/>
          <table:table-cell office:value-type="string">
            <text:p>Podzielnosc kontraktuje</text:p>
          </table:table-cell>
          <table:table-cell table:style-name="ce7" office:value-type="string" table:number-columns-spanned="1" table:number-rows-spanned="3">
            <text:p>solve problems (in 4 hours)</text:p>
          </table:table-cell>
          <table:table-cell/>
        </table:table-row>
        <table:table-row table:style-name="ro1">
          <table:covered-table-cell table:style-name="ce3"/>
          <table:table-cell office:value-type="string">
            <text:p>Reforma drogowa</text:p>
          </table:table-cell>
          <table:covered-table-cell/>
          <table:table-cell/>
        </table:table-row>
        <table:table-row table:style-name="ro1">
          <table:covered-table-cell table:style-name="ce3"/>
          <table:table-cell office:value-type="string">
            <text:p>Bezbledne sortowanie</text:p>
          </table:table-cell>
          <table:covered-table-cell/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8">28.01.2025</text:date>, <text:time>22:05:4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1-28T22:05:44.06</dc:date>
    <dc:creator>Marek P3mar</dc:creator>
    <meta:editing-duration>PT40M34S</meta:editing-duration>
    <meta:editing-cycles>33</meta:editing-cycles>
    <meta:generator>OpenOffice/4.1.13$Win32 OpenOffice.org_project/4113m1$Build-9810</meta:generator>
    <meta:document-statistic meta:table-count="3" meta:cell-count="65" meta:object-count="0"/>
  </office:meta>
</office:document-meta>
</file>